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021in" table:align="left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5257in"/>
    </style:style>
    <style:style style:name="Table1.C" style:family="table-column">
      <style:table-column-properties style:column-width="1.1in"/>
    </style:style>
    <style:style style:name="Table1.D" style:family="table-column">
      <style:table-column-properties style:column-width="1.26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🐱🐶 Cat vs Dog Image Classification using CNN &amp; MobileNetV2</text:h>
      <text:h text:style-name="Heading_20_2" text:outline-level="2">📌 Project Overview</text:h>
      <text:p text:style-name="Text_20_body">This project focuses on binary image classification: identifying whether an image contains a <text:span text:style-name="Strong_20_Emphasis">cat</text:span> or a <text:span text:style-name="Strong_20_Emphasis">dog</text:span>. Two different models are implemented and compared:</text:p>
      <text:list text:style-name="L1">
        <text:list-item>
          <text:p text:style-name="P1">A <text:span text:style-name="Strong_20_Emphasis">custom CNN model</text:span> built from scratch.</text:p>
        </text:list-item>
        <text:list-item>
          <text:p text:style-name="P1">A <text:span text:style-name="Strong_20_Emphasis">transfer learning model</text:span> using <text:span text:style-name="Strong_20_Emphasis">MobileNetV2</text:span> pretrained on ImageNet.</text:p>
        </text:list-item>
      </text:list>
      <text:p text:style-name="Text_20_body">The dataset used is the <text:span text:style-name="Strong_20_Emphasis">"cats_vs_dogs"</text:span> dataset provided by Microsoft, and the project is built using <text:span text:style-name="Strong_20_Emphasis">TensorFlow/Keras</text:span>.</text:p>
      <text:h text:style-name="Heading_20_2" text:outline-level="2">🧠 1. Custom CNN Model</text:h>
      <text:h text:style-name="Heading_20_3" text:outline-level="3">✅ Architecture:</text:h>
      <text:list text:style-name="L2">
        <text:list-item>
          <text:p text:style-name="P2"><text:span text:style-name="Strong_20_Emphasis">Conv2D + MaxPooling2D (3 Blocks)</text:span></text:p>
        </text:list-item>
        <text:list-item>
          <text:p text:style-name="P2"><text:span text:style-name="Strong_20_Emphasis">Flatten</text:span></text:p>
        </text:list-item>
        <text:list-item>
          <text:p text:style-name="P2"><text:span text:style-name="Strong_20_Emphasis">Dense(512, relu)</text:span></text:p>
        </text:list-item>
        <text:list-item>
          <text:p text:style-name="P2"><text:span text:style-name="Strong_20_Emphasis">Dense(1, sigmoid)</text:span></text:p>
        </text:list-item>
      </text:list>
      <text:h text:style-name="Heading_20_3" text:outline-level="3">🔧 Code Summary:</text:h>
      <text:p text:style-name="Standard">model = Sequential([</text:p>
      <text:p text:style-name="Standard"><text:s text:c="4"/>Conv2D(32, (3,3), activation='relu', input_shape=(160,160,3)),</text:p>
      <text:p text:style-name="Standard"><text:s text:c="4"/>MaxPooling2D(2,2),</text:p>
      <text:p text:style-name="Standard"/>
      <text:p text:style-name="Standard"><text:s text:c="4"/>Conv2D(64, (3,3), activation='relu'),</text:p>
      <text:p text:style-name="Standard"><text:s text:c="4"/>MaxPooling2D(2,2),</text:p>
      <text:p text:style-name="Standard"/>
      <text:p text:style-name="Standard"><text:s text:c="4"/>Conv2D(128, (3,3), activation='relu'),</text:p>
      <text:p text:style-name="Standard"><text:s text:c="4"/>MaxPooling2D(2,2),</text:p>
      <text:p text:style-name="Standard"/>
      <text:p text:style-name="Standard"><text:s text:c="4"/>Flatten(),</text:p>
      <text:p text:style-name="Standard"><text:s text:c="4"/>Dense(512, activation='relu'),</text:p>
      <text:p text:style-name="Standard"><text:s text:c="4"/>Dense(1, activation='sigmoid')</text:p>
      <text:p text:style-name="Standard">])</text:p>
      <text:p text:style-name="Standard"/>
      <text:h text:style-name="Heading_20_3" text:outline-level="3">🔎 Optimizer &amp; Loss:</text:h>
      <text:list text:style-name="L3">
        <text:list-item>
          <text:p text:style-name="P3">Optimizer: <text:span text:style-name="Source_20_Text">Adam</text:span></text:p>
        </text:list-item>
        <text:list-item>
          <text:p text:style-name="P3">Loss: <text:span text:style-name="Source_20_Text">binary_crossentropy</text:span></text:p>
        </text:list-item>
        <text:list-item>
          <text:p text:style-name="P3">Metrics: <text:span text:style-name="Source_20_Text">accuracy</text:span></text:p>
        </text:list-item>
      </text:list>
      <text:h text:style-name="Heading_20_3" text:outline-level="3"><text:soft-page-break/>🧪 Results:</text:h>
      <text:list text:style-name="L4">
        <text:list-item>
          <text:p text:style-name="P4">Achieved around <text:span text:style-name="Strong_20_Emphasis">85–90% accuracy</text:span> on the validation set.</text:p>
        </text:list-item>
        <text:list-item>
          <text:p text:style-name="P4">Trained from scratch, so more epochs and data augmentations were used.</text:p>
        </text:list-item>
      </text:list>
      <text:p text:style-name="Horizontal_20_Line"/>
      <text:h text:style-name="Heading_20_2" text:outline-level="2">🧠 2. MobileNetV2 (Transfer Learning)</text:h>
      <text:h text:style-name="Heading_20_3" text:outline-level="3">✅ Architecture:</text:h>
      <text:list text:style-name="L5">
        <text:list-item>
          <text:p text:style-name="P5">Used <text:span text:style-name="Strong_20_Emphasis">MobileNetV2</text:span> as the base model (without top layers).</text:p>
        </text:list-item>
        <text:list-item>
          <text:p text:style-name="P5"><text:span text:style-name="Strong_20_Emphasis">GlobalAveragePooling2D</text:span></text:p>
        </text:list-item>
        <text:list-item>
          <text:p text:style-name="P5"><text:span text:style-name="Strong_20_Emphasis">Dropout</text:span></text:p>
        </text:list-item>
        <text:list-item>
          <text:p text:style-name="P5"><text:span text:style-name="Strong_20_Emphasis">Dense(128, relu)</text:span></text:p>
        </text:list-item>
        <text:list-item>
          <text:p text:style-name="P5"><text:span text:style-name="Strong_20_Emphasis">Dense(1, sigmoid)</text:span></text:p>
        </text:list-item>
      </text:list>
      <text:p text:style-name="Standard">🔧 Code Summary:</text:p>
      <text:p text:style-name="Standard">base_model = MobileNetV2(input_shape=(160, 160, 3), include_top=False, weights='imagenet')</text:p>
      <text:p text:style-name="Standard">base_model.trainable = False <text:s/># Freeze base</text:p>
      <text:p text:style-name="Standard"/>
      <text:p text:style-name="Standard">x = base_model.output</text:p>
      <text:p text:style-name="Standard">x = GlobalAveragePooling2D()(x)</text:p>
      <text:p text:style-name="Standard">x = Dropout(0.3)(x)</text:p>
      <text:p text:style-name="Standard">x = Dense(128, activation='relu')(x)</text:p>
      <text:p text:style-name="Standard">output = Dense(1, activation='sigmoid')(x)</text:p>
      <text:p text:style-name="Standard"/>
      <text:p text:style-name="Standard">model = Model(inputs=base_model.input, outputs=output)</text:p>
      <text:p text:style-name="Standard"/>
      <text:h text:style-name="Heading_20_3" text:outline-level="3">💡 Features:</text:h>
      <text:list text:style-name="L6">
        <text:list-item>
          <text:p text:style-name="P6">Much <text:span text:style-name="Strong_20_Emphasis">faster training</text:span> due to pre-trained features.</text:p>
        </text:list-item>
        <text:list-item>
          <text:p text:style-name="P6">Can achieve <text:span text:style-name="Strong_20_Emphasis">~95%+ accuracy</text:span> with fewer epochs.</text:p>
        </text:list-item>
      </text:list>
      <text:p text:style-name="Horizontal_20_Line"/>
      <text:h text:style-name="Heading_20_2" text:outline-level="2">📈 Training Setup</text:h>
      <text:list text:style-name="L7">
        <text:list-item>
          <text:p text:style-name="P7"><text:span text:style-name="Strong_20_Emphasis">Image Size</text:span>: 160 x 160</text:p>
        </text:list-item>
        <text:list-item>
          <text:p text:style-name="P7"><text:span text:style-name="Strong_20_Emphasis">Batch Size</text:span>: 32</text:p>
        </text:list-item>
        <text:list-item>
          <text:p text:style-name="P7"><text:span text:style-name="Strong_20_Emphasis">Epochs</text:span>: 10–20 (early stopping used)</text:p>
        </text:list-item>
        <text:list-item>
          <text:p text:style-name="P7"><text:span text:style-name="Strong_20_Emphasis">Callback</text:span>: <text:span text:style-name="Source_20_Text">EarlyStopping(monitor='val_loss', patience=3, restore_best_weights=True)</text:span></text:p>
        </text:list-item>
      </text:list>
      <text:p text:style-name="Horizontal_20_Line"/>
      <text:h text:style-name="Heading_20_2" text:outline-level="2"><text:soft-page-break/>🧪 Evaluatio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Validation Accuracy</text:p>
            </table:table-cell>
            <table:table-cell table:style-name="Table1.A1" office:value-type="string">
              <text:p text:style-name="Table_20_Heading">Training Time</text:p>
            </table:table-cell>
            <table:table-cell table:style-name="Table1.A1" office:value-type="string">
              <text:p text:style-name="Table_20_Heading">Overfitting Risk</text:p>
            </table:table-cell>
          </table:table-row>
        </table:table-header-rows>
        <table:table-row>
          <table:table-cell table:style-name="Table1.A1" office:value-type="string">
            <text:p text:style-name="Table_20_Contents">Custom CNN</text:p>
          </table:table-cell>
          <table:table-cell table:style-name="Table1.A1" office:value-type="string">
            <text:p text:style-name="Table_20_Contents">~85–90%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Moderate</text:p>
          </table:table-cell>
        </table:table-row>
        <table:table-row>
          <table:table-cell table:style-name="Table1.A1" office:value-type="string">
            <text:p text:style-name="Table_20_Contents">MobileNetV2</text:p>
          </table:table-cell>
          <table:table-cell table:style-name="Table1.A1" office:value-type="string">
            <text:p text:style-name="Table_20_Contents">~95–97%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Low</text:p>
          </table:table-cell>
        </table:table-row>
      </table:table>
      <text:p text:style-name="Standard"/>
      <text:h text:style-name="Heading_20_2" text:outline-level="2">🔚 Conclusion</text:h>
      <text:list text:style-name="L8">
        <text:list-item>
          <text:p text:style-name="P8">The <text:span text:style-name="Strong_20_Emphasis">MobileNetV2</text:span> model provided <text:span text:style-name="Strong_20_Emphasis">better accuracy</text:span> with <text:span text:style-name="Strong_20_Emphasis">less training time</text:span> due to transfer learning.</text:p>
        </text:list-item>
        <text:list-item>
          <text:p text:style-name="P8">The <text:span text:style-name="Strong_20_Emphasis">manual CNN</text:span> is a great way to understand how convolutional layers work but requires more compute and fine-tuning.</text:p>
        </text:list-item>
      </text:list>
      <text:p text:style-name="Horizontal_20_Line"/>
      <text:h text:style-name="Heading_20_2" text:outline-level="2">📁 Future Improvements</text:h>
      <text:list text:style-name="L9">
        <text:list-item>
          <text:p text:style-name="P9">Unfreeze some layers of MobileNetV2 for fine-tuning.</text:p>
        </text:list-item>
        <text:list-item>
          <text:p text:style-name="P9">Use a larger input size for better feature extraction.</text:p>
        </text:list-item>
        <text:list-item>
          <text:p text:style-name="P9">Add more data augmentation techniques.</text:p>
        </text:list-item>
        <text:list-item>
          <text:p text:style-name="P9">Convert the model to a TensorFlow Lite format for mobile deploym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5:59:44.851033549</meta:creation-date>
    <dc:date>2025-07-26T16:02:17.880963363</dc:date>
    <meta:editing-duration>PT2M34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3" meta:paragraph-count="76" meta:word-count="358" meta:character-count="2506" meta:non-whitespace-character-count="2219"/>
  </office:meta>
</office:document-meta>
</file>